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5c67" officeooo:paragraph-rsid="00215c67"/>
    </style:style>
    <style:style style:name="P2" style:family="paragraph" style:parent-style-name="Heading_20_2">
      <style:text-properties officeooo:rsid="001be62d" officeooo:paragraph-rsid="001be62d"/>
    </style:style>
    <style:style style:name="P3" style:family="paragraph" style:parent-style-name="Heading_20_2">
      <style:text-properties officeooo:paragraph-rsid="001be62d"/>
    </style:style>
    <style:style style:name="P4" style:family="paragraph" style:parent-style-name="Heading_20_2">
      <style:text-properties officeooo:paragraph-rsid="00215c67"/>
    </style:style>
    <style:style style:name="P5" style:family="paragraph" style:parent-style-name="Text_20_body">
      <style:paragraph-properties fo:text-align="start" style:justify-single-word="false"/>
      <style:text-properties officeooo:paragraph-rsid="00215c67"/>
    </style:style>
    <style:style style:name="P6" style:family="paragraph" style:parent-style-name="Text_20_body">
      <style:text-properties officeooo:paragraph-rsid="001be62d"/>
    </style:style>
    <style:style style:name="P7" style:family="paragraph" style:parent-style-name="Text_20_body">
      <style:text-properties officeooo:paragraph-rsid="001cd81b"/>
    </style:style>
    <style:style style:name="P8" style:family="paragraph" style:parent-style-name="Text_20_body">
      <style:text-properties officeooo:paragraph-rsid="001e0e79"/>
    </style:style>
    <style:style style:name="P9" style:family="paragraph" style:parent-style-name="Text_20_body">
      <style:text-properties officeooo:paragraph-rsid="001eccdf"/>
    </style:style>
    <style:style style:name="T1" style:family="text">
      <style:text-properties officeooo:rsid="001be62d"/>
    </style:style>
    <style:style style:name="T2" style:family="text">
      <style:text-properties officeooo:rsid="00215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ttle of the Beanfield</text:h>
      <text:h text:style-name="P4" text:outline-level="2"><text:span text:style-name="T2">Em <text:s/>D <text:s/>C <text:s/>D</text:span></text:h>
      <text:p text:style-name="P5">I thought i heard some<text:span text:style-name="T2">thing</text:span> calling me</text:p>
      <text:p text:style-name="P5">I seen the pictures on TV</text:p>
      <text:p text:style-name="P5">And i made up my mind that i'd go and see With my own eyes</text:p>
      <text:p text:style-name="P5"/>
      <text:p text:style-name="P5">It didn′t take too long to hitch a ride</text:p>
      <text:p text:style-name="P5">With a guy going south to start a new life</text:p>
      <text:p text:style-name="P5">Past the place where my friend died, Two years ago</text:p>
      <text:p text:style-name="P5"/>
      <text:p text:style-name="P5">Down the 303 at the end of the road</text:p>
      <text:p text:style-name="P5">Flashing lights <text:span text:style-name="T2">and screeching sirens</text:span></text:p>
      <text:p text:style-name="P5">And it made me think it's not just the stones <text:span text:style-name="T2">t</text:span>hat they're guarding</text:p>
      <text:p text:style-name="P5"/>
      <text:p text:style-name="P5">Hey hey, can′t you see</text:p>
      <text:p text:style-name="P5">There′s nothing here that you could call free</text:p>
      <text:p text:style-name="P5">They're getting their kicks, <text:span text:style-name="T2">They’re l</text:span>aughing at you and me</text:p>
      <text:p text:style-name="P5"/>
      <text:p text:style-name="P5">As the sun rose on the beanfield</text:p>
      <text:p text:style-name="P5">They came like wolf on the fold</text:p>
      <text:p text:style-name="P5">And no they didn′t give a warning, They took their bloody toll</text:p>
      <text:p text:style-name="P5"/>
      <text:p text:style-name="P5">I see<text:span text:style-name="T2">n</text:span> a pregnant woman</text:p>
      <text:p text:style-name="P5">Lying in blood of her own</text:p>
      <text:p text:style-name="P5">I see her children crying <text:span text:style-name="T2">a</text:span>s the police tore apart <text:span text:style-name="T2">t</text:span>he<text:span text:style-name="T2">i</text:span>r home</text:p>
      <text:p text:style-name="P5"/>
      <text:p text:style-name="P5">And no they didn't need a reason</text:p>
      <text:p text:style-name="P5">It′s what your votes condone</text:p>
      <text:p text:style-name="P5">It seems they were committing treason, By trying to live on the road</text:p>
      <text:p text:style-name="P5"/>
      <text:p text:style-name="P5">Hey hey, can't you see</text:p>
      <text:p text:style-name="P5">There′s nothing here that you could call free</text:p>
      <text:p text:style-name="P5">They're getting their kicks <text:span text:style-name="T2">they’re l</text:span>aughing at you and 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6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09:02:00.147339905</meta:creation-date>
    <dc:title>Default</dc:title>
    <meta:editing-cycles>7</meta:editing-cycles>
    <meta:generator>LibreOffice/7.6.4.1$MacOSX_AARCH64 LibreOffice_project/e19e193f88cd6c0525a17fb7a176ed8e6a3e2aa1</meta:generator>
    <meta:editing-duration>PT1H33M7S</meta:editing-duration>
    <dc:date>2025-04-14T10:36:56.271411536</dc:date>
    <meta:print-date>2025-04-14T10:24:44.975423223</meta:print-date>
    <meta:document-statistic meta:table-count="0" meta:image-count="0" meta:object-count="0" meta:page-count="1" meta:paragraph-count="26" meta:word-count="212" meta:character-count="1038" meta:non-whitespace-character-count="849"/>
    <meta:template xlink:type="simple" xlink:actuate="onRequest" xlink:title="Default" xlink:href="../../../../../../Applications/LibreOffice.app/Contents/Resources/template/common/styles/Default.ott" meta:date="2025-04-14T09:02:00.076050591"/>
  </office:meta>
</office:document-meta>
</file>